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8.22">
            <text:p>8.2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.0799938708801">
            <text:p>9.0800</text:p>
          </table:table-cell>
          <table:table-cell table:style-name="ce7" office:value-type="float" office:value="11.76">
            <text:p>11.76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2.9903561948358">
            <text:p>12.9904</text:p>
          </table:table-cell>
          <table:table-cell table:style-name="ce7" office:value-type="float" office:value="11.9">
            <text:p>11.9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3.1450032923933">
            <text:p>13.1450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8.22">
            <text:p>8.2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99009294146545">
            <text:p>8.9901</text:p>
          </table:table-cell>
          <table:table-cell table:style-name="ce8" table:formula="of:=[.V2]" office:value-type="float" office:value="11.76">
            <text:p>11.76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2.8617388067681">
            <text:p>12.8617</text:p>
          </table:table-cell>
          <table:table-cell table:style-name="ce8" table:formula="of:=[.Y2]" office:value-type="float" office:value="11.9">
            <text:p>11.9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3.0148547449439">
            <text:p>13.0149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8.22">
            <text:p>8.2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90108212026282">
            <text:p>8.9011</text:p>
          </table:table-cell>
          <table:table-cell table:style-name="ce8" table:formula="of:=[.V3]" office:value-type="float" office:value="11.76">
            <text:p>11.76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2.7343948581862">
            <text:p>12.7344</text:p>
          </table:table-cell>
          <table:table-cell table:style-name="ce8" table:formula="of:=[.Y3]" office:value-type="float" office:value="11.9">
            <text:p>11.9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2.8859947969742">
            <text:p>12.8860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8.22">
            <text:p>8.2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81295259431962">
            <text:p>8.8130</text:p>
          </table:table-cell>
          <table:table-cell table:style-name="ce8" table:formula="of:=[.V4]" office:value-type="float" office:value="11.76">
            <text:p>11.76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2.6083117407784">
            <text:p>12.6083</text:p>
          </table:table-cell>
          <table:table-cell table:style-name="ce8" table:formula="of:=[.Y4]" office:value-type="float" office:value="11.9">
            <text:p>11.9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2.7584106900734">
            <text:p>12.75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8.22">
            <text:p>8.2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72569563794022">
            <text:p>8.7257</text:p>
          </table:table-cell>
          <table:table-cell table:style-name="ce8" table:formula="of:=[.V5]" office:value-type="float" office:value="11.76">
            <text:p>11.76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2.4834769710678">
            <text:p>12.4835</text:p>
          </table:table-cell>
          <table:table-cell table:style-name="ce8" table:formula="of:=[.Y5]" office:value-type="float" office:value="11.9">
            <text:p>11.9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2.6320897921519">
            <text:p>12.632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8.22">
            <text:p>8.2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639302611822">
            <text:p>8.6393</text:p>
          </table:table-cell>
          <table:table-cell table:style-name="ce8" table:formula="of:=[.V6]" office:value-type="float" office:value="11.76">
            <text:p>11.76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2.359878189176">
            <text:p>12.3599</text:p>
          </table:table-cell>
          <table:table-cell table:style-name="ce8" table:formula="of:=[.Y6]" office:value-type="float" office:value="11.9">
            <text:p>11.9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2.50701959619">
            <text:p>12.5070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8.22">
            <text:p>8.2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5537649622">
            <text:p>8.5538</text:p>
          </table:table-cell>
          <table:table-cell table:style-name="ce8" table:formula="of:=[.V7]" office:value-type="float" office:value="11.76">
            <text:p>11.76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2.2375031576">
            <text:p>12.2375</text:p>
          </table:table-cell>
          <table:table-cell table:style-name="ce8" table:formula="of:=[.Y7]" office:value-type="float" office:value="11.9">
            <text:p>11.9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2.383187719">
            <text:p>12.383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8.22">
            <text:p>8.2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.46907422">
            <text:p>8.4691</text:p>
          </table:table-cell>
          <table:table-cell table:style-name="ce8" table:formula="of:=[.V8]" office:value-type="float" office:value="11.76">
            <text:p>11.76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2.11633976">
            <text:p>12.1163</text:p>
          </table:table-cell>
          <table:table-cell table:style-name="ce8" table:formula="of:=[.Y8]" office:value-type="float" office:value="11.9">
            <text:p>11.9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2.2605819">
            <text:p>12.260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8.22">
            <text:p>8.2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.385222">
            <text:p>8.3852</text:p>
          </table:table-cell>
          <table:table-cell table:style-name="ce8" table:formula="of:=[.V9]" office:value-type="float" office:value="11.76">
            <text:p>11.76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1.996376">
            <text:p>11.9964</text:p>
          </table:table-cell>
          <table:table-cell table:style-name="ce8" table:formula="of:=[.Y9]" office:value-type="float" office:value="11.9">
            <text:p>11.9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2.13919">
            <text:p>12.139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8.22">
            <text:p>8.2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.3022">
            <text:p>8.3022</text:p>
          </table:table-cell>
          <table:table-cell table:style-name="ce8" table:formula="of:=[.V10]" office:value-type="float" office:value="11.76">
            <text:p>11.76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1.8776">
            <text:p>11.8776</text:p>
          </table:table-cell>
          <table:table-cell table:style-name="ce8" table:formula="of:=[.Y10]" office:value-type="float" office:value="11.9">
            <text:p>11.9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2.019">
            <text:p>12.0190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8.22">
            <text:p>8.2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.22">
            <text:p>8.2200</text:p>
          </table:table-cell>
          <table:table-cell table:style-name="ce8" table:formula="of:=[.V11]" office:value-type="float" office:value="11.76">
            <text:p>11.76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1.76">
            <text:p>11.7600</text:p>
          </table:table-cell>
          <table:table-cell table:style-name="ce8" table:formula="of:=[.Y11]" office:value-type="float" office:value="11.9">
            <text:p>11.9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1.9">
            <text:p>11.90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8.22">
            <text:p>8.2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.13861386138614">
            <text:p>8.1386</text:p>
          </table:table-cell>
          <table:table-cell table:style-name="ce8" table:formula="of:=[.V12]" office:value-type="float" office:value="11.76">
            <text:p>11.76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11.6435643564356">
            <text:p>11.6436</text:p>
          </table:table-cell>
          <table:table-cell table:style-name="ce8" table:formula="of:=[.Y12]" office:value-type="float" office:value="11.9">
            <text:p>11.90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1.7821782178218">
            <text:p>11.782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8.22">
            <text:p>8.2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.05803352612489">
            <text:p>8.0580</text:p>
          </table:table-cell>
          <table:table-cell table:style-name="ce8" table:formula="of:=[.V13]" office:value-type="float" office:value="11.76">
            <text:p>11.76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11.5282815410254">
            <text:p>11.5283</text:p>
          </table:table-cell>
          <table:table-cell table:style-name="ce8" table:formula="of:=[.Y13]" office:value-type="float" office:value="11.9">
            <text:p>11.90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1.6655229879424">
            <text:p>11.6655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8.22">
            <text:p>8.2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97825101596524">
            <text:p>7.9783</text:p>
          </table:table-cell>
          <table:table-cell table:style-name="ce8" table:formula="of:=[.V14]" office:value-type="float" office:value="11.76">
            <text:p>11.76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1.4141401396291">
            <text:p>11.4141</text:p>
          </table:table-cell>
          <table:table-cell table:style-name="ce8" table:formula="of:=[.Y14]" office:value-type="float" office:value="11.9">
            <text:p>11.9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1.550022760339">
            <text:p>11.550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8.22">
            <text:p>8.2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89925843164875">
            <text:p>7.8993</text:p>
          </table:table-cell>
          <table:table-cell table:style-name="ce8" table:formula="of:=[.V15]" office:value-type="float" office:value="11.76">
            <text:p>11.76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1.3011288511179">
            <text:p>11.3011</text:p>
          </table:table-cell>
          <table:table-cell table:style-name="ce8" table:formula="of:=[.Y15]" office:value-type="float" office:value="11.9">
            <text:p>11.9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1.4356660993455">
            <text:p>11.4357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8.22">
            <text:p>8.2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82104795212748">
            <text:p>7.8210</text:p>
          </table:table-cell>
          <table:table-cell table:style-name="ce8" table:formula="of:=[.V16]" office:value-type="float" office:value="11.76">
            <text:p>11.76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1.1892364862554">
            <text:p>11.1892</text:p>
          </table:table-cell>
          <table:table-cell table:style-name="ce8" table:formula="of:=[.Y16]" office:value-type="float" office:value="11.9">
            <text:p>11.9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1.3224416825203">
            <text:p>11.3224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8.22">
            <text:p>8.2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74361183378958">
            <text:p>7.7436</text:p>
          </table:table-cell>
          <table:table-cell table:style-name="ce8" table:formula="of:=[.V17]" office:value-type="float" office:value="11.76">
            <text:p>11.76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1.0784519665895">
            <text:p>11.0785</text:p>
          </table:table-cell>
          <table:table-cell table:style-name="ce8" table:formula="of:=[.Y17]" office:value-type="float" office:value="11.9">
            <text:p>11.9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1.2103382995251">
            <text:p>11.2103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8.22">
            <text:p>8.2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66694240969265">
            <text:p>7.6669</text:p>
          </table:table-cell>
          <table:table-cell table:style-name="ce8" table:formula="of:=[.V18]" office:value-type="float" office:value="11.76">
            <text:p>11.76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0.9687643233559">
            <text:p>10.9688</text:p>
          </table:table-cell>
          <table:table-cell table:style-name="ce8" table:formula="of:=[.Y18]" office:value-type="float" office:value="11.9">
            <text:p>11.9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1.0993448510149">
            <text:p>11.0993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8.22">
            <text:p>8.2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59103208880461">
            <text:p>7.5910</text:p>
          </table:table-cell>
          <table:table-cell table:style-name="ce8" table:formula="of:=[.V19]" office:value-type="float" office:value="11.76">
            <text:p>11.76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0.860162696392">
            <text:p>10.8602</text:p>
          </table:table-cell>
          <table:table-cell table:style-name="ce8" table:formula="of:=[.Y19]" office:value-type="float" office:value="11.9">
            <text:p>11.9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0.9894503475395">
            <text:p>10.9895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8.22">
            <text:p>8.2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51587335525209">
            <text:p>7.5159</text:p>
          </table:table-cell>
          <table:table-cell table:style-name="ce8" table:formula="of:=[.V20]" office:value-type="float" office:value="11.76">
            <text:p>11.76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0.7526363330614">
            <text:p>10.7526</text:p>
          </table:table-cell>
          <table:table-cell table:style-name="ce8" table:formula="of:=[.Y20]" office:value-type="float" office:value="11.9">
            <text:p>11.9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0.880643908455">
            <text:p>10.8806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8.22">
            <text:p>8.2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.44145876757632">
            <text:p>7.4415</text:p>
          </table:table-cell>
          <table:table-cell table:style-name="ce8" table:formula="of:=[.V21]" office:value-type="float" office:value="11.76">
            <text:p>11.76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0.6461745871895">
            <text:p>10.6462</text:p>
          </table:table-cell>
          <table:table-cell table:style-name="ce8" table:formula="of:=[.Y21]" office:value-type="float" office:value="11.9">
            <text:p>11.9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0.7729147608465">
            <text:p>10.772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9">
            <text:p>0.9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8142506077757">
            <text:p>1.0814</text:p>
          </table:table-cell>
          <table:table-cell table:style-name="ce7" office:value-type="float" office:value="0.572">
            <text:p>0.572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0.631843855735209">
            <text:p>0.6318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9">
            <text:p>0.9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7071788195799">
            <text:p>1.0707</text:p>
          </table:table-cell>
          <table:table-cell table:style-name="ce8" table:formula="of:=[.Y25]" office:value-type="float" office:value="0.572">
            <text:p>0.572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0.625587975975455">
            <text:p>0.6256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9">
            <text:p>0.9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6011671480989">
            <text:p>1.0601</text:p>
          </table:table-cell>
          <table:table-cell table:style-name="ce8" table:formula="of:=[.Y26]" office:value-type="float" office:value="0.572">
            <text:p>0.572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0.619394035619262">
            <text:p>0.619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9">
            <text:p>0.9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962050971276">
            <text:p>1.0496</text:p>
          </table:table-cell>
          <table:table-cell table:style-name="ce8" table:formula="of:=[.Y27]" office:value-type="float" office:value="0.572">
            <text:p>0.572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0.61326142140521">
            <text:p>0.6133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9">
            <text:p>0.9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922822743838">
            <text:p>1.0392</text:p>
          </table:table-cell>
          <table:table-cell table:style-name="ce8" table:formula="of:=[.Y28]" office:value-type="float" office:value="0.572">
            <text:p>0.572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0.607189526143772">
            <text:p>0.6072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9">
            <text:p>0.9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89388390479">
            <text:p>1.0289</text:p>
          </table:table-cell>
          <table:table-cell table:style-name="ce8" table:formula="of:=[.Y29]" office:value-type="float" office:value="0.572">
            <text:p>0.572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0.6011777486572">
            <text:p>0.6012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9">
            <text:p>0.9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875132579">
            <text:p>1.0188</text:p>
          </table:table-cell>
          <table:table-cell table:style-name="ce8" table:formula="of:=[.Y30]" office:value-type="float" office:value="0.572">
            <text:p>0.572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0.59522549372">
            <text:p>0.5952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9">
            <text:p>0.9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8664679">
            <text:p>1.0087</text:p>
          </table:table-cell>
          <table:table-cell table:style-name="ce8" table:formula="of:=[.Y31]" office:value-type="float" office:value="0.572">
            <text:p>0.572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0.589332172">
            <text:p>0.5893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9">
            <text:p>0.9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86779">
            <text:p>0.9987</text:p>
          </table:table-cell>
          <table:table-cell table:style-name="ce8" table:formula="of:=[.Y32]" office:value-type="float" office:value="0.572">
            <text:p>0.572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0.5834972">
            <text:p>0.5835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9">
            <text:p>0.9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879">
            <text:p>0.9888</text:p>
          </table:table-cell>
          <table:table-cell table:style-name="ce8" table:formula="of:=[.Y33]" office:value-type="float" office:value="0.572">
            <text:p>0.572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0.57772">
            <text:p>0.5777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9">
            <text:p>0.9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9">
            <text:p>0.9790</text:p>
          </table:table-cell>
          <table:table-cell table:style-name="ce8" table:formula="of:=[.Y34]" office:value-type="float" office:value="0.572">
            <text:p>0.572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0.572">
            <text:p>0.572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9">
            <text:p>0.979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9306930693069">
            <text:p>0.9693</text:p>
          </table:table-cell>
          <table:table-cell table:style-name="ce8" table:formula="of:=[.Y35]" office:value-type="float" office:value="0.572">
            <text:p>0.572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0.566336633663366">
            <text:p>0.5663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9">
            <text:p>0.979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9709832369376">
            <text:p>0.9597</text:p>
          </table:table-cell>
          <table:table-cell table:style-name="ce8" table:formula="of:=[.Y36]" office:value-type="float" office:value="0.572">
            <text:p>0.572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0.560729340260759">
            <text:p>0.5607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9">
            <text:p>0.9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50207754821164">
            <text:p>0.9502</text:p>
          </table:table-cell>
          <table:table-cell table:style-name="ce8" table:formula="of:=[.Y37]" office:value-type="float" office:value="0.572">
            <text:p>0.572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555177564614613">
            <text:p>0.5552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9">
            <text:p>0.9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40799757248677">
            <text:p>0.9408</text:p>
          </table:table-cell>
          <table:table-cell table:style-name="ce8" table:formula="of:=[.Y38]" office:value-type="float" office:value="0.572">
            <text:p>0.572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549680757044171">
            <text:p>0.5497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9">
            <text:p>0.9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31484908167007">
            <text:p>0.9315</text:p>
          </table:table-cell>
          <table:table-cell table:style-name="ce8" table:formula="of:=[.Y39]" office:value-type="float" office:value="0.572">
            <text:p>0.572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54423837331106">
            <text:p>0.544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9">
            <text:p>0.9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22262285313868">
            <text:p>0.9223</text:p>
          </table:table-cell>
          <table:table-cell table:style-name="ce8" table:formula="of:=[.Y40]" office:value-type="float" office:value="0.572">
            <text:p>0.572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538849874565406">
            <text:p>0.5388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9">
            <text:p>0.9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13130975558286">
            <text:p>0.9131</text:p>
          </table:table-cell>
          <table:table-cell table:style-name="ce8" table:formula="of:=[.Y41]" office:value-type="float" office:value="0.572">
            <text:p>0.572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533514727292481">
            <text:p>0.533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9">
            <text:p>0.9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04090074810184">
            <text:p>0.9041</text:p>
          </table:table-cell>
          <table:table-cell table:style-name="ce8" table:formula="of:=[.Y42]" office:value-type="float" office:value="0.572">
            <text:p>0.572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528232403259883">
            <text:p>0.5282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9">
            <text:p>0.9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95138687930875">
            <text:p>0.8951</text:p>
          </table:table-cell>
          <table:table-cell table:style-name="ce8" table:formula="of:=[.Y43]" office:value-type="float" office:value="0.572">
            <text:p>0.572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52300237946523">
            <text:p>0.523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9">
            <text:p>0.9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6275928644431">
            <text:p>0.8863</text:p>
          </table:table-cell>
          <table:table-cell table:style-name="ce8" table:formula="of:=[.Y44]" office:value-type="float" office:value="0.572">
            <text:p>0.572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517824138084386">
            <text:p>0.517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2015／10／13</text:date>, <text:time>12:28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10-13T12:28:41.39</dc:date>
    <meta:editing-duration>P70DT3H14M32S</meta:editing-duration>
    <meta:editing-cycles>273</meta:editing-cycles>
    <meta:generator>OpenOffice/4.1.1$Win32 OpenOffice.org_project/411m6$Build-9775</meta:generator>
    <meta:document-statistic meta:table-count="9" meta:cell-count="5797" meta:object-count="0"/>
  </office:meta>
</office:document-meta>
</file>